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itr" svg:font-family="Mit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tr1" svg:font-family="Mitr" style:font-family-generic="system" style:font-pitch="variable"/>
  </office:font-face-decls>
  <office:automatic-styles>
    <style:style style:name="Table1" style:family="table">
      <style:table-properties style:width="6.4271in" fo:margin-left="-0.1354in" fo:margin-top="0in" fo:margin-bottom="0in" table:align="left"/>
    </style:style>
    <style:style style:name="Table1.A" style:family="table-column">
      <style:table-column-properties style:column-width="3.2604in"/>
    </style:style>
    <style:style style:name="Table1.B" style:family="table-column">
      <style:table-column-properties style:column-width="3.16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none"/>
    </style:style>
    <style:style style:name="Table1.B1" style:family="table-cell">
      <style:table-cell-properties style:vertical-align="middle" fo:padding="0.0694in" fo:border="none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line-height="115%"/>
      <style:text-properties fo:font-weight="bold" style:font-weight-asian="bold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15%" fo:padding-left="0in" fo:padding-right="0in" fo:padding-top="0in" fo:padding-bottom="0.028in" fo:border-left="none" fo:border-right="none" fo:border-top="none" fo:border-bottom="0.99pt solid #000000"/>
    </style:style>
    <style:style style:name="P6" style:family="paragraph" style:parent-style-name="Standard">
      <style:paragraph-properties fo:line-height="115%" fo:padding-left="0in" fo:padding-right="0in" fo:padding-top="0in" fo:padding-bottom="0.028in" fo:border-left="none" fo:border-right="none" fo:border-top="none" fo:border-bottom="0.99pt solid #000000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line-height="115%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line-height="115%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line-height="115%" fo:text-indent="-0.25in" style:auto-text-indent="false"/>
    </style:style>
    <style:style style:name="P14" style:family="paragraph" style:parent-style-name="Standard">
      <style:paragraph-properties fo:margin-left="0.5in" fo:margin-right="0in" fo:line-height="115%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.5in" fo:margin-right="0in" fo:line-height="115%" fo:text-indent="0in" style:auto-text-indent="false"/>
    </style:style>
    <style:style style:name="P16" style:family="paragraph" style:parent-style-name="Standard" style:master-page-name="Standard">
      <style:paragraph-properties fo:line-height="115%" style:page-number="1"/>
      <style:text-properties fo:font-weight="bold" style:font-weight-asian="bold"/>
    </style:style>
    <style:style style:name="T1" style:family="text">
      <style:text-properties style:font-name="Mitr" fo:font-size="10pt" style:font-name-asian="Mitr1" style:font-size-asian="10pt" style:font-name-complex="Mitr1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<text:span text:style-name="T1">8256995686</text:span></text:p>
            <text:p text:style-name="P4"><text:span text:style-name="T1">souravmandalm@gmail.com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<text:s/></text:span><text:span text:style-name="T3">Sourav Mandal</text:span></text:p>
          </table:table-cell>
          <table:table-cell table:style-name="Table1.B1" office:value-type="string">
            <text:p text:style-name="P2"><text:a xlink:type="simple" xlink:href="https://github.com/sourav8256" text:style-name="ListLabel_20_46" text:visited-style-name="ListLabel_20_46"><text:span text:style-name="T4">https://github.com/sourav8256</text:span></text:a></text:p>
          </table:table-cell>
        </table:table-row>
      </table:table>
      <text:p text:style-name="P3"/>
      <text:p text:style-name="P3"/>
      <text:p text:style-name="P5"><text:span text:style-name="T2">Experience [4.8 Yrs]</text:span></text:p>
      <text:p text:style-name="P1"/>
      <text:list xml:id="list2044989112" text:style-name="WWNum1">
        <text:list-item>
          <text:p text:style-name="P7"><text:span text:style-name="T2">Sr Associate, SW Eng</text:span> - [1 month] Senior Associate, Software Engineering at Northern Trust | Working in banking application developmen and operations in<text:span text:style-name="T2"> IBM BPM and Appian </text:span>[2022 - present]</text:p>
          <text:list>
            <text:list-item>
              <text:p text:style-name="P12"><text:span text:style-name="T2">Onboarding Applications - </text:span>Set of related onboarding applications</text:p>
              <text:list>
                <text:list-item>
                  <text:p text:style-name="P13">Created self service where manual effort was being spent.</text:p>
                </text:list-item>
                <text:list-item>
                  <text:p text:style-name="P13">Improved process for handling incidents</text:p>
                </text:list-item>
                <text:list-item>
                  <text:p text:style-name="P13">Worked on incident reduction</text:p>
                </text:list-item>
              </text:list>
            </text:list-item>
          </text:list>
        </text:list-item>
      </text:list>
      <text:p text:style-name="P14"/>
      <text:list xml:id="list210929997464370" text:continue-numbering="true" text:style-name="WWNum1">
        <text:list-item>
          <text:p text:style-name="P7"><text:span text:style-name="T2">Associate Consultant</text:span> - [2 yrs] Associate Consultant in Infosys | Working in banking application operations in<text:span text:style-name="T2"> IBM BPM and Appian </text:span>[2022 - present]</text:p>
          <text:list>
            <text:list-item>
              <text:p text:style-name="P12"><text:span text:style-name="T2">Onboarding Applications - </text:span>Set of related onboarding applications</text:p>
              <text:list>
                <text:list-item>
                  <text:p text:style-name="P13">Worked on database stored procedures analysis and used them in the application</text:p>
                </text:list-item>
                <text:list-item>
                  <text:p text:style-name="P13">Worked on flows that consumed and posted data to few external applications using rest api</text:p>
                </text:list-item>
                <text:list-item>
                  <text:p text:style-name="P13">Worked on analysis of coaches, forms and field with dropdown, checkbox and radiobutton, text box</text:p>
                </text:list-item>
                <text:list-item>
                  <text:p text:style-name="P13">Worked on analyzing business objects and checking necessary details in audit logging</text:p>
                </text:list-item>
                <text:list-item>
                  <text:p text:style-name="P13">Worked on analyzing flows involving reminder and notifications in email</text:p>
                </text:list-item>
              </text:list>
            </text:list-item>
          </text:list>
        </text:list-item>
      </text:list>
      <text:p text:style-name="P1"/>
      <text:list xml:id="list210929694575563" text:continue-numbering="true" text:style-name="WWNum1">
        <text:list-item>
          <text:p text:style-name="P7"><text:span text:style-name="T2">Project Engineer</text:span> - [2.7 yrs] Project engineer in Wipro | Worked in healthcare invoicing application development and operations in <text:span text:style-name="T2">IBM BPM </text:span>[2019 - 2022]</text:p>
        </text:list-item>
      </text:list>
      <text:p text:style-name="P15"/>
      <text:list xml:id="list210928695879885" text:continue-numbering="true" text:style-name="WWNum1">
        <text:list-item>
          <text:list>
            <text:list-item>
              <text:p text:style-name="P12"><text:span text:style-name="T2">RBAM </text:span>- An app to approve financial invoices</text:p>
              <text:list>
                <text:list-item>
                  <text:p text:style-name="P13">Worked on integration listener to listens from integration, that in turn listened for events from SAP</text:p>
                </text:list-item>
                <text:list-item>
                  <text:p text:style-name="P13"><text:soft-page-break/>Decision table to determine the approver according to the rules.</text:p>
                </text:list-item>
                <text:list-item>
                  <text:p text:style-name="P13">Fetched records from the database based on the designation decided by the rule.</text:p>
                </text:list-item>
                <text:list-item>
                  <text:p text:style-name="P13">Implemented flows to consider scenarios like when two approvers are required, when two approvers had to approve parallely etc.</text:p>
                </text:list-item>
                <text:list-item>
                  <text:p text:style-name="P13">Called rest api to store the updated data so it can be used by other systems.</text:p>
                </text:list-item>
                <text:list-item>
                  <text:p text:style-name="P13">Exception handling for http and database errors.</text:p>
                </text:list-item>
              </text:list>
            </text:list-item>
          </text:list>
        </text:list-item>
      </text:list>
      <text:p text:style-name="P1"/>
      <text:p text:style-name="P5"><text:span text:style-name="T2">Certification</text:span></text:p>
      <text:p text:style-name="P1"/>
      <text:list xml:id="list1887507332" text:style-name="WWNum5">
        <text:list-item>
          <text:p text:style-name="P8">Certified Mulesoft Developer - Level 1 </text:p>
        </text:list-item>
      </text:list>
      <text:p text:style-name="P1"/>
      <text:p text:style-name="P5"><text:span text:style-name="T2">Internship</text:span></text:p>
      <text:p text:style-name="P1"/>
      <text:list xml:id="list210929470664362" text:continue-numbering="true" text:style-name="WWNum5">
        <text:list-item>
          <text:p text:style-name="P8">Internship at IIT Bombay | Drupal module development</text:p>
        </text:list-item>
      </text:list>
      <text:p text:style-name="P1"/>
      <text:p text:style-name="P5"><text:span text:style-name="T2">Education</text:span></text:p>
      <text:p text:style-name="P1"/>
      <text:list xml:id="list2841835953" text:style-name="WWNum2">
        <text:list-item>
          <text:p text:style-name="P9">Graduated from NIT Agartala with B. Tech in Electronics and instrumentation.</text:p>
        </text:list-item>
      </text:list>
      <text:p text:style-name="P1"/>
      <text:p text:style-name="P1"/>
      <text:p text:style-name="P5"><text:span text:style-name="T2">Technical Skills</text:span></text:p>
      <text:p text:style-name="P1"/>
      <text:list xml:id="list2014446238" text:style-name="WWNum3">
        <text:list-item>
          <text:p text:style-name="P10">Server and hosting</text:p>
        </text:list-item>
        <text:list-item>
          <text:p text:style-name="P10">Analysis, Database, shell</text:p>
        </text:list-item>
        <text:list-item>
          <text:p text:style-name="P10">Flutter, Java , nodejs, MERN stack</text:p>
        </text:list-item>
      </text:list>
      <text:p text:style-name="P15"/>
      <text:p text:style-name="P1"/>
      <text:p text:style-name="P6"><text:soft-page-break/></text:p>
      <text:p text:style-name="P5"><text:span text:style-name="T2">Soft Skills</text:span></text:p>
      <text:p text:style-name="P1"/>
      <text:list xml:id="list210929551730392" text:continue-list="list2841835953" text:style-name="WWNum2">
        <text:list-item>
          <text:p text:style-name="P9">Experience interacting with customers from the Netherlands,Brazil,China and other parts of the world.</text:p>
        </text:list-item>
        <text:list-item>
          <text:p text:style-name="P9">MS Word, Video editing, Powerpoint</text:p>
        </text:list-item>
        <text:list-item>
          <text:p text:style-name="P9">Enjoy presenting and demonstrating.</text:p>
        </text:list-item>
      </text:list>
      <text:p text:style-name="P6"/>
      <text:p text:style-name="P5"><text:span text:style-name="T2">Projects</text:span></text:p>
      <text:p text:style-name="P1"/>
      <text:list xml:id="list2602535297" text:style-name="WWNum4">
        <text:list-item>
          <text:p text:style-name="P11">Tutor booking app in nodejs,mongodb and flutter.</text:p>
        </text:list-item>
        <text:list-item>
          <text:p text:style-name="P11">Integrated pollution monitoring system in vehicl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itr" svg:font-family="Mit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tr1" svg:font-family="Mit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fo:background-color="#ffffff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2" meta:word-count="383" meta:character-count="2397" meta:non-whitespace-character-count="2085"/>
    <meta:generator>LibreOfficeDev/6.0.5.2$Linux_X86_64 LibreOffice_project/</meta:generator>
  </office:meta>
</office:document-meta>
</file>